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AppImage paketleme</text:p>
      <text:p text:style-name="rststyle-textbody">Bu belgede bir <text:span text:style-name="rststyle-strong">AppDir</text:span> oluşturup ardından <text:span text:style-name="rststyle-strong">AppImage</text:span> dosyası üretmeyi anlatacağız.</text:p>
      <text:section text:name="Section1" text:style-name="Sect1">
        <text:h text:outline-level="1" text:style-name="rststyle-heading1">AppDir oluşturma</text:h>
        <text:p text:style-name="rststyle-textbody">Proje dizinimize aşağıdakine benzer proje dizini açarak işe başlayalım.</text:p>
        <ns0:p ns0:style-name="rststyle-codeblock">MyApp.AppDir/<ns0:line-break/>MyApp.AppDir/AppRun<ns0:line-break/>MyApp.AppDir/myapp.desktop<ns0:line-break/>MyApp.AppDir/myapp.png<ns0:line-break/>MyApp.AppDir/usr/bin/myapp<ns0:line-break/>MyApp.AppDir/usr/lib/libfoo.so.0</ns0:p>
        <text:p text:style-name="rststyle-textbody">Bu doküman boyunca <text:span text:style-name="rststyle-strong">MyApp.AppDir</text:span> dizinini proje dizini olarak kuıllanacağım.</text:p>
        <text:section text:name="Section2" text:style-name="Sect2">
          <text:h text:outline-level="2" text:style-name="rststyle-heading2">Desktop Dosyası</text:h>
          <text:p text:style-name="rststyle-textbody">Bu dosya uygulama ile ilgili bilgileri içerir. (Uygulama simgesi adı vb.) Deneme amaçlı bu dosyadan bir dane oluşturalım.</text:p>
          <ns0:p ns0:style-name="rststyle-codeblock">$ cat &gt; myapp.desktop &lt;&lt; EOF<ns0:line-break/>&gt; [Desktop Entry]<ns0:line-break/>&gt; Name=MyApp<ns0:line-break/>&gt; Exec=myapp<ns0:line-break/>&gt; Icon=myapp<ns0:line-break/>&gt; Type=Application<ns0:line-break/>&gt; Categories=Utility;<ns0:line-break/>&gt; EOF</ns0:p>
          <text:span text:style-name="rststyle-literal">
            <text:span text:style-name="rststyle-string">&lt;&lt; EOF
&gt; [Desktop Entry]
&gt; Name=MyApp
&gt; Exec=myapp
&gt; Icon=myapp
&gt; Type=Application
&gt; Categories=Utility;
&gt; EOF</text:span>
          </text:span>
        </text:section>
        <text:section text:name="Section3" text:style-name="Sect2">
          <text:h text:outline-level="2" text:style-name="rststyle-heading2">Uygulama simgesi</text:h>
          <text:p text:style-name="rststyle-textbody">Bu dosyanın adı desktop dosyası ile aynı olmalıdır. Uygulama simgesini belirlemeye yarar. Deneme amaçlı boş dosya açsak işimizi görür :)</text:p>
          <ns0:p ns0:style-name="rststyle-codeblock">$ touch myapp.png</ns0:p>
        </text:section>
        <text:section text:name="Section4" text:style-name="Sect2">
          <text:h text:outline-level="2" text:style-name="rststyle-heading2">AppRun Dosyası</text:h>
          <text:p text:style-name="rststyle-textbody">AppRun dosyamız çalıştırılabilir dosya olmak zorunda ve <text:span text:style-name="rststyle-strong">$PATH</text:span> değerini ayarlamak zorunda. AppImage dosyası çalıştırıldığında <text:span text:style-name="rststyle-strong">$APPDIR</text:span> değişkeni ile ifade edilen dizinine bağlanır ve <text:span text:style-name="rststyle-strong">AppRun</text:span> dosyası çalıştırılır. Deneme amaçlı AppRun dosyası oluşturalım. Ekrana çalıştırınca <text:span text:style-name="rststyle-emphasis">Hello World</text:span> yazdırsın.</text:p>
          <ns0:p ns0:style-name="rststyle-codeblock">$ cat &gt; AppRun &lt;&lt; EOF<ns0:line-break/>&gt; #!/bin/bash<ns0:line-break/>&gt; echo "Hello Word"<ns0:line-break/>&gt; EOF</ns0:p>
          <text:span text:style-name="rststyle-literal">
            <text:span text:style-name="rststyle-string">&lt;&lt; EOF
&gt; #!/bin/bash
&gt; echo "Hello Word"
&gt; EOF</text:span>
          </text:span>
          <text:p text:style-name="rststyle-textbody">Eğer script dili ile çalışan <text:span text:style-name="rststyle-strong">AppRun</text:span> yazıyorsanız başına interpreter belirtecini <text:span text:style-name="rststyle-strong">(#!/bin/bash)</text:span> eklemeyi unutmayın. Genellikle bash scriptleri tercih edilir.</text:p>
          <ns0:p ns0:style-name="rststyle-codeblock">$ chmod +x AppRun</ns0:p>
          <text:p text:style-name="rststyle-textbody">AppRun dosyasında en sona aşağıdaki ifadeyi eklerseniz desktop dosyasındaki <text:span text:style-name="rststyle-strong">Exec</text:span> değerini kullanarak asıl uygulamayı başlatır.</text:p>
          <ns0:p ns0:style-name="rststyle-codeblock">$ cat &gt;&gt; AppRun &lt;&lt; EOF<ns0:line-break/>&gt; EXEC=$(grep -e "^Exec=.*" "${HERE}"/*.desktop | head -n 1 | cut -d "=" -f 2 | cut -d " " -f 1)'<ns0:line-break/>&gt; exec "${EXEC}" "$@"<ns0:line-break/>&gt; EOF</ns0:p>
          <text:span text:style-name="rststyle-literal">
            <text:span text:style-name="rststyle-string">&lt;&lt; EOF
&gt; EXEC=$(grep -e "^Exec=.*" "${HERE}"/*.desktop | head -n 1 | cut -d "=" -f 2 | cut -d " " -f 1)'
&gt; exec "${EXEC}" "$@"
&gt; EOF</text:span>
          </text:span>
        </text:section>
      </text:section>
      <text:section text:name="Section5" text:style-name="Sect1">
        <text:h text:outline-level="1" text:style-name="rststyle-heading1">Paketleme aşaması</text:h>
        <text:p text:style-name="rststyle-textbody">appimagetool indirin ve çalıştırılabilir yapın.</text:p>
        <text:p text:style-name="rststyle-textbody">Ardından <text:span text:style-name="rststyle-strong">appimagetool</text:span> ile projenizi örnekteki gibi paketleyin.</text:p>
        <text:p text:style-name="rststyle-textbody">Kullanımı <text:span text:style-name="rststyle-emphasis">ARCH=x86_64 appimagetool [proje dizini]</text:span></text:p>
        <ns0:p ns0:style-name="rststyle-codeblock">$ ARCH=x86_64 ./appimagetool-x86_64.AppImage MyApp.AppDir/<ns0:line-break/>appimagetool, continuous build (commit effcebc), build 2084 built on 2019-05-01 21:02:41 UTC<ns0:line-break/>Using architecture x86_64<ns0:line-break/>/home/a/test/MyApp.AppDir should be packaged as MyApp-x86_64.AppImage<ns0:line-break/>Deleting pre-existing .DirIcon<ns0:line-break/>Creating .DirIcon symlink based on information from desktop file<ns0:line-break/>WARNING: AppStream upstream metadata is missing, please consider creating it<ns0:line-break/><ns0:s ns0:c="9"/>in usr/share/metainfo/myapp.appdata.xml<ns0:line-break/><ns0:s ns0:c="9"/>Please see https://www.freedesktop.org/software/appstream/docs/chap-Quickstart.html#sect-Quickstart-DesktopApps<ns0:line-break/><ns0:s ns0:c="9"/>for more information or use the generator at http://output.jsbin.com/qoqukof.<ns0:line-break/>Generating squashfs...<ns0:line-break/>Parallel mksquashfs: Using 4 processors<ns0:line-break/>Creating 4.0 filesystem on MyApp-x86_64.AppImage, block size 131072.<ns0:line-break/>[===================================================================|] 2/2 100%<ns0:line-break/><ns0:line-break/>Exportable Squashfs 4.0 filesystem, gzip compressed, data block size 131072<ns0:line-break/><ns0:s ns0:c="4"/>compressed data, compressed metadata, compressed fragments, compressed xattrs<ns0:line-break/><ns0:s ns0:c="4"/>duplicates are removed<ns0:line-break/>Filesystem size 0.46 Kbytes (0.00 Mbytes)<ns0:line-break/><ns0:s ns0:c="4"/>78.26% of uncompressed filesystem size (0.58 Kbytes)<ns0:line-break/>Inode table size 97 bytes (0.09 Kbytes)<ns0:line-break/><ns0:s ns0:c="4"/>49.74% of uncompressed inode table size (195 bytes)<ns0:line-break/>Directory table size 97 bytes (0.09 Kbytes)<ns0:line-break/><ns0:s ns0:c="4"/>87.39% of uncompressed directory table size (111 bytes)<ns0:line-break/>Number of duplicate files found 2<ns0:line-break/>Number of inodes 6<ns0:line-break/>Number of files 4<ns0:line-break/>Number of fragments 1<ns0:line-break/>Number of symbolic links <ns0:s ns0:c="1"/>1<ns0:line-break/>Number of device nodes 0<ns0:line-break/>Number of fifo nodes 0<ns0:line-break/>Number of socket nodes 0<ns0:line-break/>Number of directories 1<ns0:line-break/>Number of ids (unique uids + gids) 1<ns0:line-break/>Number of uids 1<ns0:line-break/><ns0:s ns0:c="4"/>root (0)<ns0:line-break/>Number of gids 1<ns0:line-break/><ns0:s ns0:c="4"/>root (0)<ns0:line-break/>Embedding ELF...<ns0:line-break/>Marking the AppImage as executable...<ns0:line-break/>Embedding MD5 digest<ns0:line-break/>Success<ns0:line-break/><ns0:line-break/>Please consider submitting your AppImage to AppImageHub, the crowd-sourced<ns0:line-break/>central directory of available AppImages, by opening a pull request<ns0:line-break/>at https://github.com/AppImage/appimage.github.io</ns0:p>
        <text:span text:style-name="rststyle-name">
          <text:span text:style-name="rststyle-variable">ARCH</text:span>
        </text:span>
        <text:span text:style-name="rststyle-operator">=</text:span>
        <text:span text:style-name="rststyle-operator">(</text:span>
        <text:span text:style-name="rststyle-operator">)</text:span>
        <text:span text:style-name="rststyle-literal">
          <text:span text:style-name="rststyle-number">2084</text:span>
        </text:span>
        <text:span text:style-name="rststyle-literal">
          <text:span text:style-name="rststyle-number">2019</text:span>
        </text:span>
        <text:span text:style-name="rststyle-literal">
          <text:span text:style-name="rststyle-number">21</text:span>
        </text:span>
        <text:span text:style-name="rststyle-keyword">in</text:span>
        <text:span text:style-name="rststyle-keyword">for</text:span>
        <text:span text:style-name="rststyle-literal">
          <text:span text:style-name="rststyle-number">4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31072</text:span>
        </text:span>
        <text:span text:style-name="rststyle-operator">[===================================================================</text:span>
        <text:span text:style-name="rststyle-punctuation">|</text:span>
        <text:span text:style-name="rststyle-operator">]</text:span>
        <text:span text:style-name="rststyle-literal">
          <text:span text:style-name="rststyle-number">2</text:span>
        </text:span>
        <text:span text:style-name="rststyle-literal">
          <text:span text:style-name="rststyle-number">100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31072</text:span>
        </text:span>
        <text:span text:style-name="rststyle-literal">
          <text:span text:style-name="rststyle-number">0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78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97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49</text:span>
        </text:span>
        <text:span text:style-name="rststyle-operator">(</text:span>
        <text:span text:style-name="rststyle-literal">
          <text:span text:style-name="rststyle-number">195</text:span>
        </text:span>
        <text:span text:style-name="rststyle-operator">)</text:span>
        <text:span text:style-name="rststyle-literal">
          <text:span text:style-name="rststyle-number">97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87</text:span>
        </text:span>
        <text:span text:style-name="rststyle-operator">(</text:span>
        <text:span text:style-name="rststyle-literal">
          <text:span text:style-name="rststyle-number">111</text:span>
        </text:span>
        <text:span text:style-name="rststyle-operator">)</text:span>
        <text:span text:style-name="rststyle-literal">
          <text:span text:style-name="rststyle-number">2</text:span>
        </text:span>
        <text:span text:style-name="rststyle-literal">
          <text:span text:style-name="rststyle-number">6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</text:span>
        </text:span>
        <text:span text:style-name="rststyle-literal">
          <text:span text:style-name="rststyle-number">1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1</text:span>
        </text:span>
        <text:span text:style-name="rststyle-operator">(</text:span>
        <text:span text:style-name="rststyle-operator">)</text:span>
        <text:span text:style-name="rststyle-literal">
          <text:span text:style-name="rststyle-number">1</text:span>
        </text:span>
        <text:span text:style-name="rststyle-literal">
          <text:span text:style-name="rststyle-number">1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1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p text:style-name="rststyle-textbody">Oluşan <text:span text:style-name="rststyle-strong">AppImage</text:span> dosyamızı çalıştıralım.</text:p>
        <ns0:p ns0:style-name="rststyle-codeblock">$ ./MyApp-x86_64.AppImage<ns0:line-break/>Hello Word</ns0:p>
      </text:section>
      <text:section text:name="Section6" text:style-name="Sect1">
        <text:h text:outline-level="1" text:style-name="rststyle-heading1">AppImage paketi için önemli notlar</text:h>
        <text:section text:name="Section7" text:style-name="Sect2">
          <text:h text:outline-level="2" text:style-name="rststyle-heading2">Hardcoded konumlar</text:h>
          <text:p text:style-name="rststyle-textbody">İkili dosyalarda hardcoded konum bulunmamalı. Eğer bulunuyorsa yama atılmalı.</text:p>
          <text:p text:style-name="rststyle-textbody">Aşağıdaki komutla hardcoded konum var mı öğrenebiliriz:</text:p>
          <ns0:p ns0:style-name="rststyle-codeblock">$ strings MyApp.AppDir/usr/bin/myapp | grep /usr</ns0:p>
          <text:span text:style-name="rststyle-punctuation">|</text:span>
          <text:p text:style-name="rststyle-textbody">Aşağıdaki komutla yama atabiliriz:</text:p>
          <ns0:p ns0:style-name="rststyle-codeblock">$ sed -i -e 's#/usr#././#g' MyApp.AppDir/usr/bin/myapp</ns0:p>
          <text:span text:style-name="rststyle-literal">
            <text:span text:style-name="rststyle-string">
              <text:span text:style-name="rststyle-single">'s#/usr#././#g'</text:span>
            </text:span>
          </text:span>
          <text:p text:style-name="rststyle-textbody">Burada ././ 4 karakterlidir (/usr ile aynı uzunlukta) ve burası anlamına gelmektedir. Farklı bir konumu tarif ettirmeyiniz.</text:p>
        </text:section>
        <text:section text:name="Section8" text:style-name="Sect2">
          <text:h text:outline-level="2" text:style-name="rststyle-heading2">GLib şemaları</text:h>
          <text:p text:style-name="rststyle-textbody">Uygulamanız eğer <text:span text:style-name="rststyle-strong">glib şeması</text:span> içeriyorsa <text:span text:style-name="rststyle-strong">AppRun</text:span> dosyanızda şema konumunu tanımlamalısınız. Ayrıca paketlemeden önce şemayı derlemeniz gerekmektedir.</text:p>
          <text:p text:style-name="rststyle-textbody">Aşağıdaki ifadeyi <text:span text:style-name="rststyle-strong">AppRun</text:span> içerisine yazın:</text:p>
          <ns0:p ns0:style-name="rststyle-codeblock">$ cat &gt;&gt; AppRun &lt;&lt; EOF<ns0:line-break/>&gt; export GSETTINGS_SCHEMA_DIR="${HERE}/usr/share/glib-2.0/schemas/${GSETTINGS_SCHEMA_DIR:+:$GSETTINGS_SCHEMA_DIR}"<ns0:line-break/>&gt; EOF</ns0:p>
          <text:span text:style-name="rststyle-literal">
            <text:span text:style-name="rststyle-string">&lt;&lt; EOF
&gt; export GSETTINGS_SCHEMA_DIR="${HERE}/usr/share/glib-2.0/schemas/${GSETTINGS_SCHEMA_DIR:+:$GSETTINGS_SCHEMA_DIR}"
&gt; EOF</text:span>
          </text:span>
          <text:p text:style-name="rststyle-textbody"><text:span text:style-name="rststyle-strong">glib şemasını</text:span> derlemek için aşağıdaki komutu kullanın:</text:p>
          <ns0:p ns0:style-name="rststyle-codeblock">$ glib-compile-schemas MyApp.AppDir/usr/share/glib-2.0/schemas/</ns0:p>
        </text:section>
        <text:section text:name="Section9" text:style-name="Sect2">
          <text:h text:outline-level="2" text:style-name="rststyle-heading2">Bazı gerekli çevresel değişkenler</text:h>
          <text:p text:style-name="rststyle-textbody">Uygulamaların düzgün çalışabilmesi için <text:span text:style-name="rststyle-strong">LD_LIBRARY_PATH</text:span> <text:span text:style-name="rststyle-strong">PATH</text:span> <text:span text:style-name="rststyle-strong">PYTHON_PATH</text:span> değişkenlerinin ayarlanması gerekir. Aşağıdaki ifadeyi <text:span text:style-name="rststyle-strong">AppRun</text:span> içerisine yazın:</text:p>
          <ns0:p ns0:style-name="rststyle-codeblock">$ cat &gt;&gt; AppRun &lt;&lt; EOF<ns0:line-break/>&gt; export SELF=$(readlink -f "$0")<ns0:line-break/>&gt; export HERE=${SELF%/*}<ns0:line-break/>&gt; export LD_LIBRARY_PATH="${HERE}/usr/lib/:${HERE}/usr/lib/i386-linux-gnu/:${HERE}/usr/lib/x86_64-linux-gnu/"<ns0:line-break/>&gt; export LD_LIBRARY_PATH+="${HERE}/usr/lib32/:${HERE}/usr/lib64/:${HERE}/lib/:${HERE}/lib/i386-linux-gnu/"<ns0:line-break/>&gt; export LD_LIBRARY_PATH+=":${HERE}/lib/x86_64-linux-gnu/:${HERE}/lib32/:${HERE}/lib64/${HERE}/usr/bin/"<ns0:line-break/>&gt; export PATH=":${HERE}/usr/sbin/:${HERE}/usr/games/:${HERE}/bin/:${HERE}/sbin/${PATH:+:$PATH}"<ns0:line-break/>&gt; export PYTHONPATH="${HERE}/usr/share/pyshared/${PYTHONPATH:+:$PYTHONPATH}"<ns0:line-break/>&gt; export PERLLIB="${HERE}/usr/share/perl5/:${HERE}/usr/lib/perl5/${PERLLIB:+:$PERLLIB}"<ns0:line-break/>&gt; EOF</ns0:p>
          <text:span text:style-name="rststyle-literal">
            <text:span text:style-name="rststyle-string">&lt;&lt; EOF
&gt; export SELF=$(readlink -f "$0")
&gt; export HERE=${SELF%/*}
&gt; export LD_LIBRARY_PATH="${HERE}/usr/lib/:${HERE}/usr/lib/i386-linux-gnu/:${HERE}/usr/lib/x86_64-linux-gnu/"
&gt; export LD_LIBRARY_PATH+="${HERE}/usr/lib32/:${HERE}/usr/lib64/:${HERE}/lib/:${HERE}/lib/i386-linux-gnu/"
&gt; export LD_LIBRARY_PATH+=":${HERE}/lib/x86_64-linux-gnu/:${HERE}/lib32/:${HERE}/lib64/${HERE}/usr/bin/"
&gt; export PATH=":${HERE}/usr/sbin/:${HERE}/usr/games/:${HERE}/bin/:${HERE}/sbin/${PATH:+:$PATH}"
&gt; export PYTHONPATH="${HERE}/usr/share/pyshared/${PYTHONPATH:+:$PYTHONPATH}"
&gt; export PERLLIB="${HERE}/usr/share/perl5/:${HERE}/usr/lib/perl5/${PERLLIB:+:$PERLLIB}"
&gt; EOF</text:span>
          </text:span>
        </text:section>
        <text:section text:name="Section10" text:style-name="Sect2">
          <text:h text:outline-level="2" text:style-name="rststyle-heading2">Xdg dizinleri</text:h>
          <text:p text:style-name="rststyle-textbody">Uygulamanızın <text:span text:style-name="rststyle-strong">xdg dizinleri</text:span> varsa onları da tanımlamanız gereklidir. (örneğin <text:span text:style-name="rststyle-emphasis">/usr/share</text:span>)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XDG_DATA_DIRS="${HERE}/usr/share/${XDG_DATA_DIRS:+:$XDG_DATA_DIRS}"<ns0:line-break/>&gt; EOF</ns0:p>
          <text:span text:style-name="rststyle-literal">
            <text:span text:style-name="rststyle-string">&lt;&lt; EOF
&gt; export XDG_DATA_DIRS="${HERE}/usr/share/${XDG_DATA_DIRS:+:$XDG_DATA_DIRS}"
&gt; EOF</text:span>
          </text:span>
        </text:section>
        <text:section text:name="Section11" text:style-name="Sect2">
          <text:h text:outline-level="2" text:style-name="rststyle-heading2">Qt plugin dizinleri</text:h>
          <text:p text:style-name="rststyle-textbody">Uygulamanız <text:span text:style-name="rststyle-strong">qt</text:span> tabanlı ise <text:span text:style-name="rststyle-strong">qt plugin</text:span> dizinlerini tanımlamalısınız.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QT_PLUGIN_PATH="${HERE}/usr/lib/qt4/plugins/:${HERE}/usr/lib/i386-linux-gnu/qt4/plugins/"<ns0:line-break/>&gt; export QT_PLUGIN_PATH+=":${HERE}/usr/lib/x86_64-linux-gnu/qt4/plugins/:${HERE}/usr/lib32/qt4/plugins/"<ns0:line-break/>&gt; export QT_PLUGIN_PATH+=":${HERE}/usr/lib64/qt4/plugins/:${HERE}/usr/lib/qt5/plugins/"<ns0:line-break/>&gt; export QT_PLUGIN_PATH+=":${HERE}/usr/lib/i386-linux-gnu/qt5/plugins/:${HERE}/usr/lib/x86_64-linux-gnu/qt5/plugins/"<ns0:line-break/>&gt; export QT_PLUGIN_PATH+=":${HERE}/usr/lib32/qt5/plugins/:${HERE}/usr/lib64/qt5/plugins/${QT_PLUGIN_PATH:+:$QT_PLUGIN_PATH}"<ns0:line-break/>&gt; EOF</ns0:p>
          <text:span text:style-name="rststyle-literal">
            <text:span text:style-name="rststyle-string">&lt;&lt; EOF
&gt; export QT_PLUGIN_PATH="${HERE}/usr/lib/qt4/plugins/:${HERE}/usr/lib/i386-linux-gnu/qt4/plugins/"
&gt; export QT_PLUGIN_PATH+=":${HERE}/usr/lib/x86_64-linux-gnu/qt4/plugins/:${HERE}/usr/lib32/qt4/plugins/"
&gt; export QT_PLUGIN_PATH+=":${HERE}/usr/lib64/qt4/plugins/:${HERE}/usr/lib/qt5/plugins/"
&gt; export QT_PLUGIN_PATH+=":${HERE}/usr/lib/i386-linux-gnu/qt5/plugins/:${HERE}/usr/lib/x86_64-linux-gnu/qt5/plugins/"
&gt; export QT_PLUGIN_PATH+=":${HERE}/usr/lib32/qt5/plugins/:${HERE}/usr/lib64/qt5/plugins/${QT_PLUGIN_PATH:+:$QT_PLUGIN_PATH}"
&gt; EOF</text:span>
          </text:span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3-01-09T10:00:18</meta:creation-date>
    <dc:creator>a</dc:creator>
    <dc:date>2023-01-09T10:00:18</dc:date>
    <dc:language>en-US</dc:language>
    <meta:editing-cycles>1</meta:editing-cycles>
    <meta:editing-duration>PT00M01S</meta:editing-duration>
    <dc:title>AppImage paketleme</dc:title>
  </office:meta>
</office:document-meta>
</file>